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00f" officeooo:paragraph-rsid="00025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2:55:07.640344070</meta:creation-date>
    <dc:date>2016-12-26T13:02:18.510009445</dc:date>
    <meta:editing-duration>PT6M5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